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1161d1"/>
    </style:style>
    <style:style style:name="P2" style:family="paragraph" style:parent-style-name="Text_20_body">
      <style:text-properties officeooo:paragraph-rsid="001161d1"/>
    </style:style>
    <style:style style:name="P3" style:family="paragraph" style:parent-style-name="Heading_20_4">
      <style:text-properties officeooo:paragraph-rsid="001efec9"/>
    </style:style>
    <style:style style:name="P4" style:family="paragraph" style:parent-style-name="Heading_20_4">
      <style:text-properties officeooo:paragraph-rsid="001263cc"/>
    </style:style>
    <style:style style:name="T1" style:family="text">
      <style:text-properties officeooo:rsid="001d2949"/>
    </style:style>
    <style:style style:name="T2" style:family="text">
      <style:text-properties officeooo:rsid="001263cc"/>
    </style:style>
    <style:style style:name="T3" style:family="text">
      <style:text-properties officeooo:rsid="001efec9"/>
    </style:style>
    <style:style style:name="T4" style:family="text">
      <style:text-properties officeooo:rsid="0013b663"/>
    </style:style>
    <style:style style:name="T5" style:family="text">
      <style:text-properties officeooo:rsid="000d96f3"/>
    </style:style>
    <style:style style:name="T6" style:family="text">
      <style:text-properties officeooo:rsid="00150c76"/>
    </style:style>
    <style:style style:name="T7" style:family="text">
      <style:text-properties officeooo:rsid="002041aa"/>
    </style:style>
    <style:style style:name="T8" style:family="text">
      <style:text-properties officeooo:rsid="0016d58d"/>
    </style:style>
    <style:style style:name="T9" style:family="text">
      <style:text-properties officeooo:rsid="00194e1d"/>
    </style:style>
    <style:style style:name="T10" style:family="text">
      <style:text-properties officeooo:rsid="00191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<text:span text:style-name="T1">Crie uma função que recebe como parâmetro um número inteiro e devolve o seu dobro.</text:span></text:h>
      <text:p text:style-name="P2">#include &lt;stdio.h&gt;<text:line-break/><text:line-break/>int dobro(int a) {<text:line-break/> <text:s text:c="3"/><text:line-break/> <text:s text:c="3"/>int result;<text:line-break/> <text:s text:c="3"/>result=a*2;<text:line-break/> <text:s text:c="3"/>return result;<text:line-break/>}<text:line-break/><text:line-break/>int main () {<text:line-break/> <text:s text:c="3"/>int x, total;<text:line-break/> <text:s text:c="3"/>printf("insira um número para receber seu dobro: \n");<text:line-break/> <text:s text:c="3"/>scanf ("%d",&amp;x);<text:line-break/> <text:s text:c="3"/>total=dobro(x);<text:line-break/> <text:s text:c="3"/>printf("O dobro de %d é %d",x,total);<text:line-break/> <text:s text:c="3"/><text:line-break/> <text:s text:c="3"/>return 0;<text:line-break/>}</text:p>
      <text:h text:style-name="P1" text:outline-level="4"><text:span text:style-name="T2">2</text:span>. <text:span text:style-name="T3">PRECISA DE CONHECIMENTOS EM STRING PRA FAZER ESSE FUNCIONAR</text:span></text:h>
      <text:p text:style-name="P2"/>
      <text:h text:style-name="P3" text:outline-level="4" text:is-list-header="true"><text:span text:style-name="T2">3</text:span>. <text:span text:style-name="T1">Faça uma função para verificar se um número é positivo ou negativo. Sendo que o valor de retorno será 1 se positivo, -1 se negativo e 0 se for igual a 0.</text:span></text:h>
      <text:p text:style-name="P2">#include &lt;stdio.h&gt;<text:line-break/><text:line-break/>int validador (int a) {<text:line-break/> <text:s text:c="3"/><text:line-break/> <text:s text:c="3"/>if (a&lt;0) {<text:line-break/> <text:s text:c="7"/>return -1;<text:line-break/> <text:s text:c="3"/>} else if (a==0) {<text:line-break/> <text:s text:c="7"/>return 0;<text:line-break/> <text:s text:c="3"/>} else { return 1; }<text:line-break/>}<text:line-break/><text:line-break/>int main () {<text:line-break/> <text:s text:c="3"/>int x;<text:line-break/> <text:s text:c="3"/>printf("insira um número inteiro: ");<text:line-break/> <text:s text:c="3"/>scanf("%d",&amp;x);<text:line-break/> <text:s text:c="3"/>printf ("%d",validador(x));<text:line-break/>}</text:p>
      <text:h text:style-name="P1" text:outline-level="4"><text:soft-page-break/><text:span text:style-name="T2">4</text:span>. <text:span text:style-name="T4">Faça um</text:span><text:span text:style-name="T3">a função para verificar se um número é um quadrado perfeito.</text:span></text:h>
      <text:p text:style-name="P2"/>
      <text:h text:style-name="P1" text:outline-level="4"><text:span text:style-name="T2">5</text:span>. Fa<text:span text:style-name="T5">ça</text:span> um programa que <text:span text:style-name="T6">receba um número inteiro e verifique se este número é par ou ímpar</text:span>.</text:h>
      <text:p text:style-name="P2"/>
      <text:h text:style-name="P1" text:outline-level="4"><text:span text:style-name="T2">6</text:span>. <text:span text:style-name="T7">Faça uma função que receba 3 números inteiros como parâmetro, representando horas, minutos e segundos, e os converta em segundos.</text:span></text:h>
      <text:p text:style-name="P2">#include &lt;stdio.h&gt;<text:line-break/><text:line-break/>int segundos (int a, int b, int c) {<text:line-break/> <text:s text:c="3"/><text:line-break/> <text:s text:c="3"/>int segundos;<text:line-break/> <text:s text:c="3"/>segundos=(a*3600)+(b*60)+c;<text:line-break/> <text:s text:c="3"/><text:line-break/> <text:s text:c="3"/>return segundos;<text:line-break/>}<text:line-break/><text:line-break/>int main () {<text:line-break/> <text:s text:c="3"/>int h, m, s;<text:line-break/> <text:s text:c="3"/>printf("Insira o tempo para converter em segundos: \n");<text:line-break/> <text:s text:c="3"/>printf("Insira a quantidade de horas: ");<text:line-break/> <text:s text:c="3"/>scanf("%d",&amp;h);<text:line-break/> <text:s text:c="3"/>printf("Insira a quantidade de minutos: ");<text:line-break/> <text:s text:c="3"/>scanf("%d",&amp;m);<text:line-break/> <text:s text:c="3"/>printf("Insira a quantidade de segundos: ");<text:line-break/> <text:s text:c="3"/>scanf("%d",&amp;s);<text:line-break/> <text:s text:c="3"/><text:line-break/> <text:s text:c="3"/>printf("%d:%d:%d em segundos é igual a %d segundos",h,m,s,segundos(h,m,s));<text:line-break/> <text:s text:c="3"/><text:line-break/> <text:s text:c="3"/>return 0;<text:line-break/>}</text:p>
      <text:h text:style-name="P1" text:outline-level="4"><text:span text:style-name="T2">7</text:span>. Fa<text:span text:style-name="T5">ça</text:span> um programa que <text:span text:style-name="T6">receba dois números e mostre o maior. Se por acaso os dois números forem iguais, imprima a mensagem “números iguais”.</text:span></text:h>
      <text:p text:style-name="P2"/>
      <text:h text:style-name="P1" text:outline-level="4"><text:span text:style-name="T2">8</text:span>. <text:span text:style-name="T6">Faça um programa que leia 2 notas de um aluno, verifique se as notas são válidas e exiba na tela a média destas notas. Uma nota válida deve ser, obrigatoriamente, um valor entre 0 e 10, onde caso a nota não possua valor válido, este fato deve ser informado ao usuário e o programa termina.</text:span></text:h>
      <text:p text:style-name="P2"/>
      <text:h text:style-name="P1" text:outline-level="4"><text:soft-page-break/><text:span text:style-name="T2">9</text:span>. <text:span text:style-name="T8">Leia o salário de um trabalhador e o valor da prestação de um empréstimo. Se a prestação for maior que 20% do salário imprima “Empréstimo não concedido”, caso contrário “Empréstimo concedido”.</text:span></text:h>
      <text:p text:style-name="P2"/>
      <text:h text:style-name="P1" text:outline-level="4">1<text:span text:style-name="T2">0</text:span>. Fa<text:span text:style-name="T5">ça</text:span> um programa que leia um número inteiro e o imprima.</text:h>
      <text:p text:style-name="P2"/>
      <text:h text:style-name="P1" text:outline-level="4">1<text:span text:style-name="T2">1</text:span>. Fa<text:span text:style-name="T5">ça</text:span> um programa que leia um número inteiro e o imprima.</text:h>
      <text:h text:style-name="P1" text:outline-level="4">1<text:span text:style-name="T2">2</text:span>. Fa<text:span text:style-name="T5">ça</text:span> um programa que leia um número inteiro e o imprima.</text:h>
      <text:h text:style-name="P1" text:outline-level="4">1<text:span text:style-name="T2">3</text:span>. Fa<text:span text:style-name="T5">ça</text:span> um programa que leia um número inteiro e o imprima.</text:h>
      <text:h text:style-name="P1" text:outline-level="4">1<text:span text:style-name="T2">4</text:span>. Fa<text:span text:style-name="T5">ça</text:span> um programa que leia um número inteiro e o imprima.</text:h>
      <text:h text:style-name="P1" text:outline-level="4">1<text:span text:style-name="T2">5</text:span>. Fa<text:span text:style-name="T5">ça</text:span> um programa que leia um número inteiro e o imprima.</text:h>
      <text:p text:style-name="P2"/>
      <text:h text:style-name="P1" text:outline-level="4">1<text:span text:style-name="T2">6</text:span>. Fa<text:span text:style-name="T5">ça</text:span> um programa que leia um número inteiro e o imprima.</text:h>
      <text:h text:style-name="P1" text:outline-level="4">1<text:span text:style-name="T2">7</text:span>. Fa<text:span text:style-name="T5">ça</text:span> um programa que leia um número inteiro e o imprima.</text:h>
      <text:h text:style-name="P1" text:outline-level="4">1<text:span text:style-name="T2">8</text:span>. Fa<text:span text:style-name="T5">ça</text:span> um programa que leia um número inteiro e o imprima.</text:h>
      <text:h text:style-name="P1" text:outline-level="4">1<text:span text:style-name="T2">9</text:span>. Fa<text:span text:style-name="T5">ça</text:span> um programa que leia um número inteiro e o imprima.</text:h>
      <text:h text:style-name="P1" text:outline-level="4"><text:span text:style-name="T2">20</text:span>. Fa<text:span text:style-name="T5">ça</text:span> um programa que leia um número inteiro e o imprima.</text:h>
      <text:p text:style-name="P2"/>
      <text:h text:style-name="P4" text:outline-level="4"><text:span text:style-name="T2">2</text:span>1. Fa<text:span text:style-name="T5">ça</text:span> um programa que leia um número inteiro e o imprima.</text:h>
      <text:h text:style-name="P1" text:outline-level="4" text:is-list-header="true"><text:span text:style-name="T2">22</text:span>. Fa<text:span text:style-name="T5">ça</text:span> um programa que leia um número inteiro e o imprima.</text:h>
      <text:h text:style-name="P1" text:outline-level="4" text:is-list-header="true"><text:span text:style-name="T2">23</text:span>. Fa<text:span text:style-name="T5">ça</text:span> um programa que leia um número inteiro e o imprima.</text:h>
      <text:h text:style-name="P1" text:outline-level="4"><text:span text:style-name="T2">24</text:span>. Fa<text:span text:style-name="T5">ça</text:span> um programa que leia um número inteiro e o imprima.</text:h>
      <text:h text:style-name="P1" text:outline-level="4" text:is-list-header="true"><text:span text:style-name="T2">25</text:span>. Fa<text:span text:style-name="T5">ça</text:span> um programa que leia um número inteiro e o imprima.</text:h>
      <text:p text:style-name="P2"/>
      <text:h text:style-name="P1" text:outline-level="4"><text:soft-page-break/><text:span text:style-name="T2">26</text:span>. Fa<text:span text:style-name="T5">ça</text:span> um programa que leia um número inteiro e o imprima.</text:h>
      <text:h text:style-name="P1" text:outline-level="4"><text:span text:style-name="T2">27</text:span>. Fa<text:span text:style-name="T5">ça</text:span> um programa que leia um número inteiro e o imprima.</text:h>
      <text:h text:style-name="P1" text:outline-level="4"><text:span text:style-name="T2">28</text:span>. Fa<text:span text:style-name="T5">ça</text:span> um programa que leia um número inteiro e o imprima.</text:h>
      <text:h text:style-name="P1" text:outline-level="4"><text:span text:style-name="T2">29</text:span>. Fa<text:span text:style-name="T5">ça</text:span> um programa que leia um número inteiro e o imprima.</text:h>
      <text:h text:style-name="P1" text:outline-level="4" text:is-list-header="true"><text:span text:style-name="T2">30</text:span>. Fa<text:span text:style-name="T5">ça</text:span> um programa que leia um número inteiro e o imprima.</text:h>
      <text:p text:style-name="P2"/>
      <text:h text:style-name="P1" text:outline-level="4"><text:span text:style-name="T2">3</text:span>1. Fa<text:span text:style-name="T5">ça</text:span> um programa que leia um número inteiro e o imprima.</text:h>
      <text:h text:style-name="P1" text:outline-level="4"><text:span text:style-name="T2">32</text:span>. Fa<text:span text:style-name="T5">ça</text:span> um programa que leia um número inteiro e o imprima.</text:h>
      <text:h text:style-name="P1" text:outline-level="4"><text:span text:style-name="T2">33</text:span>. Fa<text:span text:style-name="T5">ça</text:span> um programa que leia um número inteiro e o imprima.</text:h>
      <text:h text:style-name="P1" text:outline-level="4"><text:span text:style-name="T2">34</text:span>. Fa<text:span text:style-name="T5">ça</text:span> um programa que leia um número inteiro e o imprima.</text:h>
      <text:h text:style-name="P1" text:outline-level="4"><text:span text:style-name="T2">35</text:span>. Fa<text:span text:style-name="T5">ça</text:span> um programa que leia um número inteiro e o imprima.</text:h>
      <text:p text:style-name="P2"/>
      <text:h text:style-name="P1" text:outline-level="4"><text:span text:style-name="T2">36</text:span>. Fa<text:span text:style-name="T5">ça</text:span> um programa que leia um número inteiro e o imprima.</text:h>
      <text:h text:style-name="P1" text:outline-level="4"><text:span text:style-name="T2">37</text:span>. Fa<text:span text:style-name="T5">ça</text:span> um programa que leia um número inteiro e o imprima.</text:h>
      <text:h text:style-name="P1" text:outline-level="4"><text:span text:style-name="T2">38</text:span>. Fa<text:span text:style-name="T5">ça</text:span> um programa que leia um número inteiro e o imprima.</text:h>
      <text:h text:style-name="P1" text:outline-level="4"><text:span text:style-name="T2">39</text:span>. Fa<text:span text:style-name="T5">ça</text:span> um programa que leia um número inteiro e o imprima.</text:h>
      <text:h text:style-name="P1" text:outline-level="4"><text:span text:style-name="T2">40</text:span>. <text:span text:style-name="T9">O custo ao consumidor de um carro novo é a soma do custo da fábrica, da comissão do distribuidor, e dos impostos. A comissão e os impostos são calculados sobre o custo de fábrica, de acordo com a tabela abaixo. Leia o custo de fábrica e escreva o custo ao consumidor.</text:span></text:h>
      <text:p text:style-name="P2"/>
      <text:h text:style-name="P1" text:outline-level="4"><text:span text:style-name="T2">4</text:span>1. Fa<text:span text:style-name="T5">ça</text:span> um <text:span text:style-name="T10">algoritmo que calcule o IMC de uma pessoa e mostre sua classificação de acordo com a tabela abaixo: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4:24:29.804059100</meta:creation-date>
    <dc:date>2025-06-30T20:02:31.933140700</dc:date>
    <meta:editing-duration>PT41M36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44" meta:word-count="802" meta:character-count="4511" meta:non-whitespace-character-count="3580"/>
  </office:meta>
</office:document-meta>
</file>